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column table:style-name="co2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G 1323-086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PG 1323-086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PG 1323-086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PG 1323-086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Mag</text:p>
          </table:table-cell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table:number-columns-repeated="2"/>
          <table:table-cell office:value-type="string" calcext:value-type="string">
            <text:p>Band</text:p>
          </table:table-cell>
          <table:table-cell office:value-type="string" calcext:value-type="string">
            <text:p>Mag</text:p>
          </table:table-cell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table:number-columns-repeated="2"/>
          <table:table-cell office:value-type="string" calcext:value-type="string">
            <text:p>Band</text:p>
          </table:table-cell>
          <table:table-cell office:value-type="string" calcext:value-type="string">
            <text:p>Mag</text:p>
          </table:table-cell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table:number-columns-repeated="2"/>
          <table:table-cell office:value-type="string" calcext:value-type="string">
            <text:p>Band</text:p>
          </table:table-cell>
          <table:table-cell office:value-type="string" calcext:value-type="string">
            <text:p>Mag</text:p>
          </table:table-cell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.225" calcext:value-type="float">
            <text:p>12.225</text:p>
          </table:table-cell>
          <table:table-cell office:value-type="float" office:value="14350.9" calcext:value-type="float">
            <text:p>14350.9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C4]/[.E4]" office:value-type="float" office:value="717.545" calcext:value-type="float">
            <text:p>717.54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1.829" calcext:value-type="float">
            <text:p>11.829</text:p>
          </table:table-cell>
          <table:table-cell office:value-type="float" office:value="17369.7" calcext:value-type="float">
            <text:p>17369.7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K4]/[.M4]" office:value-type="float" office:value="868.485" calcext:value-type="float">
            <text:p>868.485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1.814" calcext:value-type="float">
            <text:p>11.814</text:p>
          </table:table-cell>
          <table:table-cell office:value-type="float" office:value="6192.8" calcext:value-type="float">
            <text:p>6192.8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S4]/[.U4]" office:value-type="float" office:value="309.64" calcext:value-type="float">
            <text:p>309.64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1.918" calcext:value-type="float">
            <text:p>11.918</text:p>
          </table:table-cell>
          <table:table-cell office:value-type="float" office:value="19358.5" calcext:value-type="float">
            <text:p>19358.5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AA4]/[.AC4]" office:value-type="float" office:value="967.925" calcext:value-type="float">
            <text:p>967.92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.225" calcext:value-type="float">
            <text:p>12.225</text:p>
          </table:table-cell>
          <table:table-cell office:value-type="float" office:value="23696.4" calcext:value-type="float">
            <text:p>23696.4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C5]/[.E5]" office:value-type="float" office:value="592.41" calcext:value-type="float">
            <text:p>592.41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1.829" calcext:value-type="float">
            <text:p>11.829</text:p>
          </table:table-cell>
          <table:table-cell office:value-type="float" office:value="25696.2" calcext:value-type="float">
            <text:p>25696.2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K5]/[.M5]" office:value-type="float" office:value="642.405" calcext:value-type="float">
            <text:p>642.405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1.814" calcext:value-type="float">
            <text:p>11.814</text:p>
          </table:table-cell>
          <table:table-cell office:value-type="float" office:value="10410.8" calcext:value-type="float">
            <text:p>10410.8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S5]/[.U5]" office:value-type="float" office:value="260.27" calcext:value-type="float">
            <text:p>260.2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1.918" calcext:value-type="float">
            <text:p>11.918</text:p>
          </table:table-cell>
          <table:table-cell office:value-type="float" office:value="20783.5" calcext:value-type="float">
            <text:p>20783.5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AA5]/[.AC5]" office:value-type="float" office:value="1039.175" calcext:value-type="float">
            <text:p>1039.17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.225" calcext:value-type="float">
            <text:p>12.225</text:p>
          </table:table-cell>
          <table:table-cell office:value-type="float" office:value="16511.5" calcext:value-type="float">
            <text:p>16511.5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C6]/[.E6]" office:value-type="float" office:value="825.575" calcext:value-type="float">
            <text:p>825.57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1.829" calcext:value-type="float">
            <text:p>11.829</text:p>
          </table:table-cell>
          <table:table-cell office:value-type="float" office:value="14428.6" calcext:value-type="float">
            <text:p>14428.6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K6]/[.M6]" office:value-type="float" office:value="721.43" calcext:value-type="float">
            <text:p>721.43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1.814" calcext:value-type="float">
            <text:p>11.814</text:p>
          </table:table-cell>
          <table:table-cell office:value-type="float" office:value="8858" calcext:value-type="float">
            <text:p>8858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S6]/[.U6]" office:value-type="float" office:value="221.45" calcext:value-type="float">
            <text:p>221.4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1.918" calcext:value-type="float">
            <text:p>11.918</text:p>
          </table:table-cell>
          <table:table-cell office:value-type="float" office:value="21026.6" calcext:value-type="float">
            <text:p>21026.6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AA6]/[.AC6]" office:value-type="float" office:value="1051.33" calcext:value-type="float">
            <text:p>1051.33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.225" calcext:value-type="float">
            <text:p>12.225</text:p>
          </table:table-cell>
          <table:table-cell office:value-type="float" office:value="31163.1" calcext:value-type="float">
            <text:p>31163.1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C7]/[.E7]" office:value-type="float" office:value="779.0775" calcext:value-type="float">
            <text:p>779.077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1.829" calcext:value-type="float">
            <text:p>11.829</text:p>
          </table:table-cell>
          <table:table-cell office:value-type="float" office:value="16148.8" calcext:value-type="float">
            <text:p>16148.8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K7]/[.M7]" office:value-type="float" office:value="807.44" calcext:value-type="float">
            <text:p>807.44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1.814" calcext:value-type="float">
            <text:p>11.814</text:p>
          </table:table-cell>
          <table:table-cell office:value-type="float" office:value="6055" calcext:value-type="float">
            <text:p>6055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S7]/[.U7]" office:value-type="float" office:value="302.75" calcext:value-type="float">
            <text:p>302.7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1.918" calcext:value-type="float">
            <text:p>11.918</text:p>
          </table:table-cell>
          <table:table-cell office:value-type="float" office:value="41105.6" calcext:value-type="float">
            <text:p>41105.6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AA7]/[.AC7]" office:value-type="float" office:value="1027.64" calcext:value-type="float">
            <text:p>1027.6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.225" calcext:value-type="float">
            <text:p>12.225</text:p>
          </table:table-cell>
          <table:table-cell office:value-type="float" office:value="23966.7" calcext:value-type="float">
            <text:p>23966.7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C8]/[.E8]" office:value-type="float" office:value="599.1675" calcext:value-type="float">
            <text:p>599.167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1.829" calcext:value-type="float">
            <text:p>11.829</text:p>
          </table:table-cell>
          <table:table-cell office:value-type="float" office:value="33173" calcext:value-type="float">
            <text:p>33173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K8]/[.M8]" office:value-type="float" office:value="829.325" calcext:value-type="float">
            <text:p>829.325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1.814" calcext:value-type="float">
            <text:p>11.814</text:p>
          </table:table-cell>
          <table:table-cell office:value-type="float" office:value="6664.3" calcext:value-type="float">
            <text:p>6664.3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S8]/[.U8]" office:value-type="float" office:value="333.215" calcext:value-type="float">
            <text:p>333.21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1.918" calcext:value-type="float">
            <text:p>11.918</text:p>
          </table:table-cell>
          <table:table-cell office:value-type="float" office:value="33946" calcext:value-type="float">
            <text:p>33946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AA8]/[.AC8]" office:value-type="float" office:value="848.65" calcext:value-type="float">
            <text:p>848.6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.225" calcext:value-type="float">
            <text:p>12.225</text:p>
          </table:table-cell>
          <table:table-cell office:value-type="float" office:value="15093.9" calcext:value-type="float">
            <text:p>15093.9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C9]/[.E9]" office:value-type="float" office:value="754.695" calcext:value-type="float">
            <text:p>754.69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1.829" calcext:value-type="float">
            <text:p>11.829</text:p>
          </table:table-cell>
          <table:table-cell office:value-type="float" office:value="25072.8" calcext:value-type="float">
            <text:p>25072.8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K9]/[.M9]" office:value-type="float" office:value="626.82" calcext:value-type="float">
            <text:p>626.82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1.814" calcext:value-type="float">
            <text:p>11.814</text:p>
          </table:table-cell>
          <table:table-cell office:value-type="float" office:value="6651.9" calcext:value-type="float">
            <text:p>6651.9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S9]/[.U9]" office:value-type="float" office:value="332.595" calcext:value-type="float">
            <text:p>332.59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1.918" calcext:value-type="float">
            <text:p>11.918</text:p>
          </table:table-cell>
          <table:table-cell office:value-type="float" office:value="34405.8" calcext:value-type="float">
            <text:p>34405.8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AA9]/[.AC9]" office:value-type="float" office:value="860.145" calcext:value-type="float">
            <text:p>860.145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2.225" calcext:value-type="float">
            <text:p>12.225</text:p>
          </table:table-cell>
          <table:table-cell office:value-type="float" office:value="16572.7" calcext:value-type="float">
            <text:p>16572.7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C10]/[.E10]" office:value-type="float" office:value="828.635" calcext:value-type="float">
            <text:p>828.635</text:p>
          </table:table-cell>
          <table:table-cell table:number-columns-repeated="2"/>
          <table:table-cell office:value-type="string" calcext:value-type="string">
            <text:p>I</text:p>
          </table:table-cell>
          <table:table-cell office:value-type="float" office:value="11.829" calcext:value-type="float">
            <text:p>11.829</text:p>
          </table:table-cell>
          <table:table-cell office:value-type="float" office:value="14896.6" calcext:value-type="float">
            <text:p>14896.6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K10]/[.M10]" office:value-type="float" office:value="744.83" calcext:value-type="float">
            <text:p>744.83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float" office:value="11.814" calcext:value-type="float">
            <text:p>11.814</text:p>
          </table:table-cell>
          <table:table-cell office:value-type="float" office:value="8589" calcext:value-type="float">
            <text:p>8589</text:p>
          </table:table-cell>
          <table:table-cell office:value-type="float" office:value="1.1454" calcext:value-type="float">
            <text:p>1.1454</text:p>
          </table:table-cell>
          <table:table-cell office:value-type="float" office:value="40" calcext:value-type="float">
            <text:p>40</text:p>
          </table:table-cell>
          <table:table-cell table:formula="of:=[.S10]/[.U10]" office:value-type="float" office:value="214.725" calcext:value-type="float">
            <text:p>214.725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11.918" calcext:value-type="float">
            <text:p>11.918</text:p>
          </table:table-cell>
          <table:table-cell office:value-type="float" office:value="22624.9" calcext:value-type="float">
            <text:p>22624.9</text:p>
          </table:table-cell>
          <table:table-cell office:value-type="float" office:value="1.1454" calcext:value-type="float">
            <text:p>1.1454</text:p>
          </table:table-cell>
          <table:table-cell office:value-type="float" office:value="20" calcext:value-type="float">
            <text:p>20</text:p>
          </table:table-cell>
          <table:table-cell table:formula="of:=[.AA10]/[.AC10]" office:value-type="float" office:value="1131.245" calcext:value-type="float">
            <text:p>1131.245</text:p>
          </table:table-cell>
          <table:table-cell/>
        </table:table-row>
        <table:table-row table:style-name="ro1">
          <table:table-cell office:value-type="string" calcext:value-type="string">
            <text:p>Av.</text:p>
          </table:table-cell>
          <table:table-cell office:value-type="float" office:value="12.225" calcext:value-type="float">
            <text:p>12.225</text:p>
          </table:table-cell>
          <table:table-cell/>
          <table:table-cell office:value-type="float" office:value="1.1454" calcext:value-type="float">
            <text:p>1.1454</text:p>
          </table:table-cell>
          <table:table-cell/>
          <table:table-cell table:formula="of:=SUM([.F4:.F10])/7" office:value-type="float" office:value="728.157857142857" calcext:value-type="float">
            <text:p>728.1578571429</text:p>
          </table:table-cell>
          <table:table-cell table:number-columns-repeated="2"/>
          <table:table-cell office:value-type="string" calcext:value-type="string">
            <text:p>Av.</text:p>
          </table:table-cell>
          <table:table-cell office:value-type="float" office:value="11.829" calcext:value-type="float">
            <text:p>11.829</text:p>
          </table:table-cell>
          <table:table-cell/>
          <table:table-cell office:value-type="float" office:value="1.1454" calcext:value-type="float">
            <text:p>1.1454</text:p>
          </table:table-cell>
          <table:table-cell/>
          <table:table-cell table:formula="of:=SUM([.N4:.N10])/7" office:value-type="float" office:value="748.676428571429" calcext:value-type="float">
            <text:p>748.6764285714</text:p>
          </table:table-cell>
          <table:table-cell table:number-columns-repeated="2"/>
          <table:table-cell office:value-type="string" calcext:value-type="string">
            <text:p>Av.</text:p>
          </table:table-cell>
          <table:table-cell office:value-type="float" office:value="11.814" calcext:value-type="float">
            <text:p>11.814</text:p>
          </table:table-cell>
          <table:table-cell/>
          <table:table-cell office:value-type="float" office:value="1.1454" calcext:value-type="float">
            <text:p>1.1454</text:p>
          </table:table-cell>
          <table:table-cell/>
          <table:table-cell table:formula="of:=SUM([.V4:.V10])/7" office:value-type="float" office:value="282.092142857143" calcext:value-type="float">
            <text:p>282.0921428571</text:p>
          </table:table-cell>
          <table:table-cell table:number-columns-repeated="2"/>
          <table:table-cell office:value-type="string" calcext:value-type="string">
            <text:p>Av.</text:p>
          </table:table-cell>
          <table:table-cell office:value-type="float" office:value="11.918" calcext:value-type="float">
            <text:p>11.918</text:p>
          </table:table-cell>
          <table:table-cell/>
          <table:table-cell office:value-type="float" office:value="1.1454" calcext:value-type="float">
            <text:p>1.1454</text:p>
          </table:table-cell>
          <table:table-cell/>
          <table:table-cell table:formula="of:=SUM([.AD4:.AD10])/7" office:value-type="float" office:value="989.444285714286" calcext:value-type="float">
            <text:p>989.4442857143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HD 101274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HD 101274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HD 101274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HD 101274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293064.1" calcext:value-type="float">
            <text:p>293064.1</text:p>
          </table:table-cell>
          <table:table-cell office:value-type="float" office:value="1.5891" calcext:value-type="float">
            <text:p>1.5891</text:p>
          </table:table-cell>
          <table:table-cell office:value-type="float" office:value="60" calcext:value-type="float">
            <text:p>60</text:p>
          </table:table-cell>
          <table:table-cell table:formula="of:=[.C16]/[.E16]" office:value-type="float" office:value="4884.40166666667" calcext:value-type="float">
            <text:p>4884.4016666667</text:p>
          </table:table-cell>
          <table:table-cell table:formula="of:=[.B4]-2.5*LOG10([.F16]/[.$F$11])-0.1529*([.D16]-[.$D$11])" office:value-type="float" office:value="10.0906936933525" calcext:value-type="float">
            <text:p>10.0906936934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28478.3" calcext:value-type="float">
            <text:p>128478.3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K16]/[.M16]" office:value-type="float" office:value="2141.305" calcext:value-type="float">
            <text:p>2141.305</text:p>
          </table:table-cell>
          <table:table-cell table:formula="of:=[.$J$11]-2.5*LOG10([.N16]/[.$N$11])-0.0213*([.L16]-[.$L$11])" office:value-type="float" office:value="10.6790036121735" calcext:value-type="float">
            <text:p>10.6790036122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26829.5" calcext:value-type="float">
            <text:p>26829.5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S16]/[.U16]" office:value-type="float" office:value="447.158333333333" calcext:value-type="float">
            <text:p>447.1583333333</text:p>
          </table:table-cell>
          <table:table-cell table:formula="of:=[.$R$11]-2.5*LOG10([.V16]/[.$V$11])-0.008*([.T16]-[.$T$11])" office:value-type="float" office:value="11.3104305527727" calcext:value-type="float">
            <text:p>11.3104305528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224205.2" calcext:value-type="float">
            <text:p>224205.2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AA16]/[.AC16]" office:value-type="float" office:value="3736.75333333333" calcext:value-type="float">
            <text:p>3736.7533333333</text:p>
          </table:table-cell>
          <table:table-cell table:formula="of:=[.$Z$11]-2.5*LOG10([.AD16]/[.$AD$11])-0.077*([.AB16]-[.$AB$11])" office:value-type="float" office:value="10.4425788852195" calcext:value-type="float">
            <text:p>10.442578885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233862.8" calcext:value-type="float">
            <text:p>233862.8</text:p>
          </table:table-cell>
          <table:table-cell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C17]/[.E17]" office:value-type="float" office:value="3897.71333333333" calcext:value-type="float">
            <text:p>3897.7133333333</text:p>
          </table:table-cell>
          <table:table-cell table:formula="of:=[.B5]-2.5*LOG10([.F17]/[.$F$11])-0.1529*([.D17]-[.$D$11])" office:value-type="float" office:value="10.3386789334354" calcext:value-type="float">
            <text:p>10.3386789334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58461.5" calcext:value-type="float">
            <text:p>58461.5</text:p>
          </table:table-cell>
          <table:table-cell table:style-name="ce1" office:value-type="float" office:value="1.6091" calcext:value-type="float">
            <text:p>1.6091</text:p>
          </table:table-cell>
          <table:table-cell office:value-type="float" office:value="60" calcext:value-type="float">
            <text:p>60</text:p>
          </table:table-cell>
          <table:table-cell table:formula="of:=[.K17]/[.M17]" office:value-type="float" office:value="974.358333333333" calcext:value-type="float">
            <text:p>974.3583333333</text:p>
          </table:table-cell>
          <table:table-cell table:formula="of:=[.$J$11]-2.5*LOG10([.N17]/[.$N$11])-0.0213*([.L17]-[.$L$11])" office:value-type="float" office:value="11.5330618302193" calcext:value-type="float">
            <text:p>11.5330618302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26829.5" calcext:value-type="float">
            <text:p>26829.5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S17]/[.U17]" office:value-type="float" office:value="447.158333333333" calcext:value-type="float">
            <text:p>447.1583333333</text:p>
          </table:table-cell>
          <table:table-cell table:formula="of:=[.$R$11]-2.5*LOG10([.V17]/[.$V$11])-0.008*([.T17]-[.$T$11])" office:value-type="float" office:value="11.3104305527727" calcext:value-type="float">
            <text:p>11.3104305528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110914" calcext:value-type="float">
            <text:p>110914</text:p>
          </table:table-cell>
          <table:table-cell table:style-name="ce1" office:value-type="float" office:value="1.6091" calcext:value-type="float">
            <text:p>1.6091</text:p>
          </table:table-cell>
          <table:table-cell office:value-type="float" office:value="60" calcext:value-type="float">
            <text:p>60</text:p>
          </table:table-cell>
          <table:table-cell table:formula="of:=[.AA17]/[.AC17]" office:value-type="float" office:value="1848.56666666667" calcext:value-type="float">
            <text:p>1848.5666666667</text:p>
          </table:table-cell>
          <table:table-cell table:formula="of:=[.$Z$11]-2.5*LOG10([.AD17]/[.$AD$11])-0.077*([.AB17]-[.$AB$11])" office:value-type="float" office:value="11.2036856677773" calcext:value-type="float">
            <text:p>11.2036856678</text:p>
          </table:table-cell>
        </table:table-row>
        <table:table-row table:style-name="ro1">
          <table:table-cell office:value-type="string" calcext:value-type="string">
            <text:p>Av.</text:p>
          </table:table-cell>
          <table:table-cell table:number-columns-repeated="5"/>
          <table:table-cell table:formula="of:=SUM([.G16:.G17])/2" office:value-type="float" office:value="10.214686313394" calcext:value-type="float">
            <text:p>10.2146863134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O16:.O17])/2" office:value-type="float" office:value="11.1060327211964" calcext:value-type="float">
            <text:p>11.1060327212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W16:.W17])/2" office:value-type="float" office:value="11.3104305527727" calcext:value-type="float">
            <text:p>11.3104305528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AE16:.AE17])/2" office:value-type="float" office:value="10.8231322764984" calcext:value-type="float">
            <text:p>10.823132276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ycho-2 7740-22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Tycho-2 7740-22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Tycho-2 7740-22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Tycho-2 7740-22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float" office:value="24717.5" calcext:value-type="float">
            <text:p>24717.5</text:p>
          </table:table-cell>
          <table:table-cell office:value-type="float" office:value="1.5891" calcext:value-type="float">
            <text:p>1.5891</text:p>
          </table:table-cell>
          <table:table-cell office:value-type="float" office:value="60" calcext:value-type="float">
            <text:p>60</text:p>
          </table:table-cell>
          <table:table-cell table:formula="of:=[.C23]/[.E23]" office:value-type="float" office:value="411.958333333333" calcext:value-type="float">
            <text:p>411.9583333333</text:p>
          </table:table-cell>
          <table:table-cell table:formula="of:=[.$B$11]-2.5*LOG10([.F23]/[.$F$11])-0.1529*([.D23]-[.$D$11])" office:value-type="float" office:value="12.7755888891437" calcext:value-type="float">
            <text:p>12.7755888891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23845.9" calcext:value-type="float">
            <text:p>23845.9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K23]/[.M23]" office:value-type="float" office:value="397.431666666667" calcext:value-type="float">
            <text:p>397.4316666667</text:p>
          </table:table-cell>
          <table:table-cell table:formula="of:=[.$J$11]-2.5*LOG10([.N23]/[.$N$11])-0.0213*([.L23]-[.$L$11])" office:value-type="float" office:value="12.5075437699337" calcext:value-type="float">
            <text:p>12.5075437699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7546.7" calcext:value-type="float">
            <text:p>7546.7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S23]/[.U23]" office:value-type="float" office:value="125.778333333333" calcext:value-type="float">
            <text:p>125.7783333333</text:p>
          </table:table-cell>
          <table:table-cell table:formula="of:=[.$R$11]-2.5*LOG10([.V23]/[.$V$11])-0.008*([.T23]-[.$T$11])" office:value-type="float" office:value="12.6875692855057" calcext:value-type="float">
            <text:p>12.6875692855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35048.2" calcext:value-type="float">
            <text:p>35048.2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AA23]/[.AC23]" office:value-type="float" office:value="584.136666666667" calcext:value-type="float">
            <text:p>584.1366666667</text:p>
          </table:table-cell>
          <table:table-cell table:formula="of:=[.$Z$11]-2.5*LOG10([.AD23]/[.$AD$11])-0.077*([.AB23]-[.$AB$11])" office:value-type="float" office:value="12.4575287915638" calcext:value-type="float">
            <text:p>12.4575287916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/>
          <table:table-cell office:value-type="float" office:value="21249.9" calcext:value-type="float">
            <text:p>21249.9</text:p>
          </table:table-cell>
          <table:table-cell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C24]/[.E24]" office:value-type="float" office:value="354.165" calcext:value-type="float">
            <text:p>354.165</text:p>
          </table:table-cell>
          <table:table-cell table:formula="of:=[.$B$11]-2.5*LOG10([.F24]/[.$F$11])-0.1529*([.D24]-[.$D$11])" office:value-type="float" office:value="12.9426895696071" calcext:value-type="float">
            <text:p>12.9426895696</text:p>
          </table:table-cell>
          <table:table-cell/>
          <table:table-cell office:value-type="string" calcext:value-type="string">
            <text:p>I</text:p>
          </table:table-cell>
          <table:table-cell/>
          <table:table-cell office:value-type="float" office:value="18099.3" calcext:value-type="float">
            <text:p>18099.3</text:p>
          </table:table-cell>
          <table:table-cell table:style-name="ce1" office:value-type="float" office:value="1.6091" calcext:value-type="float">
            <text:p>1.6091</text:p>
          </table:table-cell>
          <table:table-cell office:value-type="float" office:value="60" calcext:value-type="float">
            <text:p>60</text:p>
          </table:table-cell>
          <table:table-cell table:formula="of:=[.K24]/[.M24]" office:value-type="float" office:value="301.655" calcext:value-type="float">
            <text:p>301.655</text:p>
          </table:table-cell>
          <table:table-cell table:formula="of:=[.$J$11]-2.5*LOG10([.N24]/[.$N$11])-0.0213*([.L24]-[.$L$11])" office:value-type="float" office:value="12.8060822692908" calcext:value-type="float">
            <text:p>12.8060822693</text:p>
          </table:table-cell>
          <table:table-cell/>
          <table:table-cell office:value-type="string" calcext:value-type="string">
            <text:p>z</text:p>
          </table:table-cell>
          <table:table-cell/>
          <table:table-cell office:value-type="float" office:value="7546.7" calcext:value-type="float">
            <text:p>7546.7</text:p>
          </table:table-cell>
          <table:table-cell table:style-name="ce1"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S24]/[.U24]" office:value-type="float" office:value="125.778333333333" calcext:value-type="float">
            <text:p>125.7783333333</text:p>
          </table:table-cell>
          <table:table-cell table:formula="of:=[.$R$11]-2.5*LOG10([.V24]/[.$V$11])-0.008*([.T24]-[.$T$11])" office:value-type="float" office:value="12.6875692855057" calcext:value-type="float">
            <text:p>12.6875692855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24452" calcext:value-type="float">
            <text:p>24452</text:p>
          </table:table-cell>
          <table:table-cell table:style-name="ce1" office:value-type="float" office:value="1.6091" calcext:value-type="float">
            <text:p>1.6091</text:p>
          </table:table-cell>
          <table:table-cell office:value-type="float" office:value="60" calcext:value-type="float">
            <text:p>60</text:p>
          </table:table-cell>
          <table:table-cell table:formula="of:=[.AA24]/[.AC24]" office:value-type="float" office:value="407.533333333333" calcext:value-type="float">
            <text:p>407.5333333333</text:p>
          </table:table-cell>
          <table:table-cell table:formula="of:=[.$Z$11]-2.5*LOG10([.AD24]/[.$AD$11])-0.077*([.AB24]-[.$AB$11])" office:value-type="float" office:value="12.845365619887" calcext:value-type="float">
            <text:p>12.8453656199</text:p>
          </table:table-cell>
        </table:table-row>
        <table:table-row table:style-name="ro1">
          <table:table-cell office:value-type="string" calcext:value-type="string">
            <text:p>Av.</text:p>
          </table:table-cell>
          <table:table-cell table:number-columns-repeated="5"/>
          <table:table-cell table:formula="of:=SUM([.G23:.G24])/2" office:value-type="float" office:value="12.8591392293754" calcext:value-type="float">
            <text:p>12.8591392294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O23:.O24])/2" office:value-type="float" office:value="12.6568130196122" calcext:value-type="float">
            <text:p>12.6568130196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W23:.W24])/2" office:value-type="float" office:value="12.6875692855057" calcext:value-type="float">
            <text:p>12.6875692855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AE23:.AE24])/2" office:value-type="float" office:value="12.6514472057254" calcext:value-type="float">
            <text:p>12.651447205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ycho-2 7740-529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Tycho-2 7740-529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Tycho-2 7740-529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5"/>
          <table:table-cell office:value-type="string" calcext:value-type="string">
            <text:p>Tycho-2 7740-529-1</text:p>
          </table:table-cell>
          <table:table-cell/>
          <table:table-cell table:style-name="Default" office:value-type="string" calcext:value-type="string">
            <text:p>30/7-1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  <table:table-cell/>
          <table:table-cell office:value-type="string" calcext:value-type="string">
            <text:p>Band</text:p>
          </table:table-cell>
          <table:table-cell/>
          <table:table-cell table:style-name="Default" office:value-type="string" calcext:value-type="string">
            <text:p>Flux</text:p>
          </table:table-cell>
          <table:table-cell office:value-type="string" calcext:value-type="string">
            <text:p>Airma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ux/Time</text:p>
          </table:table-cell>
          <table:table-cell office:value-type="string" calcext:value-type="string">
            <text:p>Mag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/>
          <table:table-cell office:value-type="float" office:value="1.5891" calcext:value-type="float">
            <text:p>1.5891</text:p>
          </table:table-cell>
          <table:table-cell office:value-type="float" office:value="60" calcext:value-type="float">
            <text:p>60</text:p>
          </table:table-cell>
          <table:table-cell table:formula="of:=[.C30]/[.E30]" office:value-type="float" office:value="0" calcext:value-type="float">
            <text:p>0</text:p>
          </table:table-cell>
          <table:table-cell table:formula="of:=[.$B$11]-2.5*LOG10([.F30]/[.$F$11])-0.1529*([.D30]-[.$D$11]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.5891" calcext:value-type="float">
            <text:p>1.5891</text:p>
          </table:table-cell>
          <table:table-cell office:value-type="float" office:value="60" calcext:value-type="float">
            <text:p>60</text:p>
          </table:table-cell>
          <table:table-cell table:formula="of:=[.K30]/[.M30]" office:value-type="float" office:value="0" calcext:value-type="float">
            <text:p>0</text:p>
          </table:table-cell>
          <table:table-cell table:formula="of:=[.$B$11]-2.5*LOG10([.N30]/[.$F$11])-0.1529*([.L30]-[.$D$11]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  <table:table-cell office:value-type="float" office:value="1.5891" calcext:value-type="float">
            <text:p>1.5891</text:p>
          </table:table-cell>
          <table:table-cell office:value-type="float" office:value="60" calcext:value-type="float">
            <text:p>60</text:p>
          </table:table-cell>
          <table:table-cell table:formula="of:=[.S30]/[.U30]" office:value-type="float" office:value="0" calcext:value-type="float">
            <text:p>0</text:p>
          </table:table-cell>
          <table:table-cell table:formula="of:=[.$B$11]-2.5*LOG10([.V30]/[.$F$11])-0.1529*([.T30]-[.$D$11]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.5891" calcext:value-type="float">
            <text:p>1.5891</text:p>
          </table:table-cell>
          <table:table-cell office:value-type="float" office:value="60" calcext:value-type="float">
            <text:p>60</text:p>
          </table:table-cell>
          <table:table-cell table:formula="of:=[.AA30]/[.AC30]" office:value-type="float" office:value="0" calcext:value-type="float">
            <text:p>0</text:p>
          </table:table-cell>
          <table:table-cell table:formula="of:=[.$B$11]-2.5*LOG10([.AD30]/[.$F$11])-0.1529*([.AB30]-[.$D$11]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/>
          <table:table-cell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C31]/[.E31]" office:value-type="float" office:value="0" calcext:value-type="float">
            <text:p>0</text:p>
          </table:table-cell>
          <table:table-cell table:formula="of:=[.$B$11]-2.5*LOG10([.F31]/[.$F$11])-0.1529*([.D31]-[.$D$11]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I</text:p>
          </table:table-cell>
          <table:table-cell table:number-columns-repeated="2"/>
          <table:table-cell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K31]/[.M31]" office:value-type="float" office:value="0" calcext:value-type="float">
            <text:p>0</text:p>
          </table:table-cell>
          <table:table-cell table:formula="of:=[.$B$11]-2.5*LOG10([.N31]/[.$F$11])-0.1529*([.L31]-[.$D$11]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z</text:p>
          </table:table-cell>
          <table:table-cell table:number-columns-repeated="2"/>
          <table:table-cell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S31]/[.U31]" office:value-type="float" office:value="0" calcext:value-type="float">
            <text:p>0</text:p>
          </table:table-cell>
          <table:table-cell table:formula="of:=[.$B$11]-2.5*LOG10([.V31]/[.$F$11])-0.1529*([.T31]-[.$D$11])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float" office:value="1.5696" calcext:value-type="float">
            <text:p>1.5696</text:p>
          </table:table-cell>
          <table:table-cell office:value-type="float" office:value="60" calcext:value-type="float">
            <text:p>60</text:p>
          </table:table-cell>
          <table:table-cell table:formula="of:=[.AA31]/[.AC31]" office:value-type="float" office:value="0" calcext:value-type="float">
            <text:p>0</text:p>
          </table:table-cell>
          <table:table-cell table:formula="of:=[.$B$11]-2.5*LOG10([.AD31]/[.$F$11])-0.1529*([.AB31]-[.$D$11])" office:value-type="string" office:string-value="" calcext:value-type="error">
            <text:p>Err:502</text:p>
          </table:table-cell>
        </table:table-row>
        <table:table-row table:style-name="ro1">
          <table:table-cell office:value-type="string" calcext:value-type="string">
            <text:p>Av.</text:p>
          </table:table-cell>
          <table:table-cell table:number-columns-repeated="5"/>
          <table:table-cell table:formula="of:=SUM([.G30:.G31])/2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O30:.O31])/2" office:value-type="string" office:string-value="" calcext:value-type="error">
            <text:p>Err:502</text:p>
          </table:table-cell>
          <table:table-cell/>
          <table:table-cell office:value-type="string" calcext:value-type="string">
            <text:p>Av.</text:p>
          </table:table-cell>
          <table:table-cell table:number-columns-repeated="5"/>
          <table:table-cell table:formula="of:=SUM([.W30:.W31])/2" office:value-type="string" office:string-value="" calcext:value-type="error">
            <text:p>Err:502</text:p>
          </table:table-cell>
          <table:table-cell table:number-columns-repeated="7"/>
          <table:table-cell table:formula="of:=SUM([.AE30:.AE31])/2" office:value-type="string" office:string-value="" calcext:value-type="error">
            <text:p>Err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 style:data-style-name="N2" text:time-value="19:39:16.141185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3T01:09:12.399762031</meta:creation-date>
    <dc:date>2018-01-19T01:04:03.014557919</dc:date>
    <meta:editing-duration>PT6H21M20S</meta:editing-duration>
    <meta:editing-cycles>4</meta:editing-cycles>
    <meta:generator>LibreOffice/5.1.6.2$Linux_X86_64 LibreOffice_project/10m0$Build-2</meta:generator>
    <meta:document-statistic meta:table-count="1" meta:cell-count="471" meta:object-count="0"/>
  </office:meta>
</office:document-meta>
</file>